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aaTekst">
      <style:text-properties officeooo:rsid="000e0913" officeooo:paragraph-rsid="000e0913"/>
    </style:style>
    <style:style style:name="P2" style:family="paragraph" style:parent-style-name="aaTekst">
      <style:text-properties officeooo:rsid="000f582b" officeooo:paragraph-rsid="000f582b"/>
    </style:style>
    <style:style style:name="P3" style:family="paragraph" style:parent-style-name="aaTekst">
      <style:text-properties officeooo:rsid="00111de6" officeooo:paragraph-rsid="00111de6"/>
    </style:style>
    <style:style style:name="P4" style:family="paragraph" style:parent-style-name="aaTekst">
      <style:paragraph-properties fo:break-before="page"/>
      <style:text-properties officeooo:rsid="000e0913" officeooo:paragraph-rsid="000e0913"/>
    </style:style>
    <style:style style:name="T1" style:family="text">
      <style:text-properties fo:font-weight="bold" style:font-weight-asian="bold" style:font-weight-complex="bold"/>
    </style:style>
    <style:style style:name="T2" style:family="text">
      <style:text-properties officeooo:rsid="000f0a33"/>
    </style:style>
    <style:style style:name="T3" style:family="text">
      <style:text-properties officeooo:rsid="00111de6"/>
    </style:style>
    <style:style style:name="T4" style:family="text">
      <style:text-properties officeooo:rsid="0011edd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aaTekst">Cel projektu.</text:p>
      <text:p text:style-name="aaTekst"/>
      <text:p text:style-name="aaTekst">Celem projektu jest stworzenie aplikacji sieciowej umożliwiającą łatwe odnajdywanie w sieci treści związanych z nauczaniem matematyki, w szczególności – zadań.</text:p>
      <text:p text:style-name="aaTekst"/>
      <text:p text:style-name="aaTekst">Wprowadzenie.</text:p>
      <text:p text:style-name="aaTekst"/>
      <text:p text:style-name="aaTekst">Istnieją już portale tematyczne poświęcone matematyce, np. <text:a xlink:type="simple" xlink:href="http://www.matematyka.pl/">http://www.matematyka.pl/</text:a> albo <text:a xlink:type="simple" xlink:href="http://www.zadania.info/">http://www.zadania.info/</text:a>. Z naszego punktu widzenia ważniejszym wydaje się drugi. Jest to internetowy zbiór zadań z zakresu matematyki szkolnej/szkół wyższych. Zadania są tam pogrupowane w kategorie ze względu na poziom nauczania (gimnazjum, szkoła średnia, studia), z kolei w obrębie każdego z poziomów nauczania mamy do czynienia z odpowiednimi działami.</text:p>
      <text:p text:style-name="aaTekst">Są one rozpisane dość szczegółowo, na przykład dla szkoły średniej mamy dział „Ciągi”, który zawiera pod-dział „Arytmetyczny”, z kolei jego pod-działem jest „Trzywyrazowy”.</text:p>
      <text:p text:style-name="aaTekst">Jego zawartością są już zadania. Jest to intuicyjny podział ze względu na treść zadania.</text:p>
      <text:p text:style-name="aaTekst"/>
      <text:p text:style-name="aaTekst">Jednak często ważniejszy jest podział nie ze względu na treść a ze względu na rozwiązanie.</text:p>
      <text:p text:style-name="aaTekst">Nietrudno napotkać na zadanie np. o ciągu arytmetycznym, którego wyrazy są współczynnikami trójmianu kwadratowego, lub są logarytmami z niewiadomą pod logarytmem. Wtedy przypisanie do działu „Ciągi” nie jest takie oczywiste. Owszem – treść mówi o liczbach będących ciągiem, ale do rozwiązania potrzebna jest znajomość materiału z zakresu funkcji kwadratowej (pierwiastki, wzory Viete, itd) czy logarytmów (suma logarytmów, logarytm potęgi itp.).</text:p>
      <text:p text:style-name="aaTekst"/>
      <text:p text:style-name="aaTekst">Z tej racji ważniejsze są treści potrzebne do analizy i rozwiązania problemu niż tylko pojęcia zawarte w treści zadania, szczególnie że dane zadanie można rozwiązywać często niestandardowymi sposobami (np. przy użyciu geometrii albo w ogóle korzystając z nietypowych toków rozumowania – indywidualnych dla każdego człowieka).</text:p>
      <text:p text:style-name="aaTekst"/>
      <text:p text:style-name="aaTekst">Stąd najlepszym sposobem skategoryzowania zadań jest przypisanie im pewnych „konceptów”, potrzebnych zarówno do sformułowania jak i do rozwiązania danego <text:soft-page-break/>problemu. Z czasem może się okazać, że dany problem jest powiązany z większą ilością „konceptów” niż to się wydawało na początku. Dane zadanie może zostać rozwiązane na tyle sposobów, że można je zaliczyć do wielu działów standardowego programu nauczania.</text:p>
      <text:p text:style-name="aaTekst">Na przykład wspomniane zadanie o ciągu można powiązać zarówno z konceptem ciągu arytmetycznego, trójmianu kwadratowego jak i konceptem ciągu arytmetycznego. W zależności jakie cechy tych dwóch konceptów będziemy wykorzystywać przy rozwiązaniu możemy uszczegółowić te koncepty (np. wzór na pierwiastki trójmianu kwadratowego – jeśli pojawi się on w rozwiązaniu).</text:p>
      <text:p text:style-name="aaTekst"/>
      <text:p text:style-name="aaTekst">Nauczyciel przygotowując materiały na lekcję (lub na sprawdzian) jest w szczególności zainteresowany problemami, które przerabiał ze swoimi uczniami. Analizując wyłącznie treści zadań, musi niemalże każdorazowo przypomnieć sobie rozwiązanie danego zadania, aby stwierdzić czy odpowiada ono temu co działo się na jego lekcjach – a to w przypadku doświadczonego nauczyciela, który dane zadania rozwiązywał już niejednokrotnie. Efektem może być ograniczenie się do określonego zestawu zadań, które dobrze zna i wchodzą one do jego ustalonego „repertuaru”.</text:p>
      <text:p text:style-name="aaTekst"/>
      <text:p text:style-name="aaTekst">Powodem tego jest brak <text:span text:style-name="T1">wiedzy</text:span> o tym co faktycznie kryje się w zadaniach zawartych w ukazujących się corocznie zbiorach. Nie chodzi tu o brak kompetencji w zakresie biegłości w rozwiązywaniu – tego nauczycielom zwykle nie brakuje, ale o znajomość treści które niosą ze sobą niezliczone zasoby księgarni i internetu. Zapoznanie się z nimi i ocena, które faktycznie mogą rozwinąć wiedzę uczniów wymaga czasu – tego zwykle nauczycielom brakuje.</text:p>
      <text:p text:style-name="aaTekst"/>
      <text:p text:style-name="aaTekst">Dlatego jednym z rozwiązań/ułatwień może być internetowy zasób <text:span text:style-name="T1">wiedzy</text:span> o <text:span text:style-name="T1">treściach</text:span> zadań rozsianych, np. po internecie. Kluczową sprawą wydaje się też być ocena tych zadań przez osoby kompetentne (rekrutujących się z użytkowników usługi sieciowej). Jeśli już nie jesteśmy tego w stanie stwierdzić (często bywa to sprawą dyskusyjną), to przynajmniej musi być to ocena przez osobę podpisującą się imieniem i nazwiskiem. To sprawia, że możemy niejako „zaufać” wiedzy kogoś, kto (według nas) jest znawcą tematu (a przynajmniej rozumuje podobnie jak my). Dzięki temu zamiast przeglądać stosy książek lub przeszukiwać wszystkie działy portali z zadaniami (jak np. <text:a xlink:type="simple" xlink:href="http://www.zadania.info/">www.zadania.info</text:a>) możemy <text:soft-page-break/>poszukać zadań pod kątem „konceptu” - tego co faktycznie nas interesuje i w ocenie innych (kompetentnych według nas) osób jest faktycznie tym czego szukamy.</text:p>
      <text:p text:style-name="aaTekst"/>
      <text:p text:style-name="aaTekst">Jak widać, „koncepty” są powiązane poprzez zadania. Dlatego najważniejsze jest uchwycenie tych konceptów i utworzenie relacji pomiędzy nimi. To zależy wyłącznie od doświadczenia i wiedzy (tej stricte matematycznej) użytkowników. Niektórym może się to udać lepiej, niektórym gorzej. Naszym zadaniem jest znalezienie jak najlepszego narzędzia umożliwiającego modelowanie tej wiedzy, tak aby było ono jak najbardziej użyteczne. Zapisanie takich relacji w bazie wiedzy umożliwi utrwalenie pewnych toków rozumowania, skojarzeń i analogii, które są podstawą nauczania. Jest to właściwie coś na kształt abstrakcji procesu uczenia się.</text:p>
      <text:p text:style-name="aaTekst"/>
      <text:p text:style-name="P4">Projekt</text:p>
      <text:p text:style-name="P1"/>
      <text:p text:style-name="P1">Aplikacja realizowana w niniejszym projekcie to aplikacja sieciowa. Jej głównym komponentem jest silnik wyszukiwania oparty o bazę wiedzy. Jest to serwer Opensource Virtuoso w wersji 6.1.4 <text:span text:style-name="T2">G</text:span>łówn<text:span text:style-name="T2">e</text:span> zadanie <text:span text:style-name="T2">bazy wiedzy</text:span> <text:span text:style-name="T2">to udostępnienie </text:span>modelu wiedzy zwanego ontologią.</text:p>
      <text:p text:style-name="P1">Ontologia użyta w projekcie, to model reprezentujący zadania, umiejętności <text:span text:style-name="T2">i i</text:span>nne pojęcia. <text:span text:style-name="T2">Jest to ontologia bardzo prosta, gdyż wprowadzenie wielu zależności pomiędzy poszczególnymi obiektami (co stanie się podczas używania systemu przez wielu użytkowników) wprowadzi bardzo wiele relacji w modelu. Programowo model przechowywany jest jako repozytorium trójek wewnątrz bazy wiedzy. Dostęp do bazy odbywa się za pomocą języka zapytań SPARQL.</text:span></text:p>
      <text:p text:style-name="P2">Z punktu widzenia użytkownika jest to interaktywna strona internetowa. Sama aplikacja webowa została napisana w technologii Apache + PHP. Język PHP został; również wykorzystany w implementacji tzw. warstwy dostępu do danych. <text:span text:style-name="T3">W tym pomocna okazała się biblioteka curl, która umożliwia wykorzystanie SPARQL-owego endpointu udostępnianego przez serwer Opensource Virtuoso.</text:span></text:p>
      <text:p text:style-name="P3"><text:span text:style-name="T3">W </text:span>implementacji logiki aplikacji sieciowej wykorzystałem framework Symfony w wersji 1.4 Bardzo przyśpieszyło to proces implementacji poszczególnych funkcjonalności serwisu. Framework Symfony pozwala na logiczne podzielenie odpowiedzialności za funkcje pomiędzy konkretne klasy języka PHP, ułatwia obsługę bł<text:span text:style-name="T4">ędów</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l" fo:country="PL" style:letter-kerning="true" style:font-name-asian="Lucida Sans Unicode"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aaTekst" style:family="paragraph" style:parent-style-name="Standard">
      <style:paragraph-properties fo:line-height="150%"/>
      <style:text-properties fo:font-size="13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09T21:22:54.35</meta:creation-date>
    <dc:date>2014-01-13T22:29:23.346368574</dc:date>
    <meta:editing-duration>PT2H45M32S</meta:editing-duration>
    <meta:editing-cycles>23</meta:editing-cycles>
    <meta:generator>LibreOffice/4.1.2.3$Linux_X86_64 LibreOffice_project/410m0$Build-3</meta:generator>
    <dc:creator>user2 </dc:creator>
    <meta:document-statistic meta:table-count="0" meta:image-count="0" meta:object-count="0" meta:page-count="4" meta:paragraph-count="20" meta:word-count="862" meta:character-count="6372" meta:non-whitespace-character-count="5523"/>
  </office:meta>
</office:document-meta>
</file>